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style:style>
    <style:style style:name="T2" style:family="text">
      <style:text-properties fo:font-size="72.000000000000000pt"/>
    </style:style>
    <style:style style:name="T3" style:family="text">
      <style:text-properties fo:font-size="16.000000000000000pt" style:text-position="sub"/>
    </style:style>
    <style:style style:name="T4" style:family="text"/>
    <style:style style:name="T5" style:family="text">
      <style:text-properties fo:font-size="16.000000000000000pt" style:text-position="super"/>
    </style:style>
    <style:style style:name="T6" style:family="text">
      <style:text-properties fo:font-size="24.000000000000000pt" fo:font-weight="normal"/>
    </style:style>
    <style:style style:name="T7" style:family="text">
      <style:text-properties fo:font-size="16.000000000000000pt" fo:font-weight="normal"/>
    </style:style>
    <style:style style:name="T8" style:family="text">
      <style:text-properties fo:font-size="28.000000000000000pt" fo:font-weight="normal"/>
    </style:style>
    <style:style style:name="P1" style:parent-style-name="Standard" style:family="paragraph">
      <style:paragraph-properties fo:text-align="justify"/>
      <style:text-properties fo:color="#000000" fo:font-family="Sans Serif"/>
    </style:style>
  </office:automatic-styles>
  <office:body>
    <office:text>
      <text:tracked-changes text:track-changes="false"/>
      <text:p text:style-name="P1"><text:span text:style-name="T1">ReplaceWith</text:span></text:p>
      <text:p text:style-name="P1"><text:span text:style-name="T2">Ĳ</text:span></text:p>
      <text:p text:style-name="P1"><text:span text:style-name="T1">Replace fully (Devanagari KSsA, Sh</text:span><text:span text:style-name="T3">R</text:span><text:span text:style-name="T1">ii)</text:span></text:p>
      <text:p text:style-name="P1"><text:span text:style-name="T2">क्ष क्षि श्री</text:span></text:p>
      <text:p text:style-name="P1"><text:span text:style-name="T1">Devanagari diacritics</text:span><text:span text:style-name="T4"><text:s/></text:span></text:p>
      <text:p text:style-name="P1"><text:span text:style-name="T2">लँ <text:s/>र्ज कँ पेके <text:s/>कऀ कं</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5">R</text:span><text:span text:style-name="T1">DMi)</text:span></text:p>
      <text:p text:style-name="P1"><text:span text:style-name="T2">र्द्मि</text:span></text:p>
      <text:p text:style-name="P1"><text:span text:style-name="T1">Combining diacritics with IPA</text:span></text:p>
      <text:p text:style-name="P1"><text:span text:style-name="T6">pʰnɣɬɥi.m͡ŋχɫʍɨnaɸ.cθʊɫɯ.ɹɨɫʏ͡ɛx.ɯ͡ɣaxɲaɣɫ.ɸtʰɑɣɴ</text:span></text:p>
      <text:p text:style-name="P1"><text:span text:style-name="T7">Tamil rendering</text:span></text:p>
      <text:p text:style-name="P1"><text:span text:style-name="T8">எழுத்து வடிவங்களுக்கு வார்த்தைகள் மற்றும் வாக்கியங்கள் போலவே தொனி, ஒலி பண்பு, தன்மை உண்டு</text:span></text:p>
      <text:p text:style-name="P1"><text:span text:style-name="T7">Thai rendering</text:span></text:p>
      <text:p text:style-name="P1"><text:span text:style-name="T8">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7">Initial-Peak-Final Hangul</text:span></text:p>
      <text:p text:style-name="P1"><text:span text:style-name="T6">ᄀᆞᄅᆞᇝ ᄀᆞᅀᅢ 자거늘 밀므리 사ᄋᆞ리로ᄃᆡ 나거ᅀᅡ ᄌᆞᄆᆞ니ᅌᅵ다 셤 안해 자시ᇙ 제 한비 사ᄋᆞ리로ᄃᆡ 뷔어ᅀᅡ ᄌᆞᄆᆞ니ᅌᅵ다</text:span></text:p>
      <text:p text:style-name="P1"><text:span text:style-name="T7">Hentaigana</text:span></text:p>
      <text:p text:style-name="P1"><text:span text:style-name="T6">𛀆𛄆𛂦𛂌𛂻𛂶𛁻𛁦𛃶𛂑𛃺𛄚𛄋𛀙𛃫𛁟𛄀𛁛𛁫𛂗𛂁𛃭𛃑𛀋𛂜𛀕𛀬𛃟𛃅𛀴𛂱𛀸𛀁𛁲𛀄𛀿𛀣𛃥𛃔𛃎𛁈ゑ𛂯𛃙𛁕𛁏𛄝</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Bibliography_20inbook" style:display-name="Bibliography inbook" style:family="paragraph"/>
    <style:style style:name="Contents_209" style:display-name="Contents 9" style:family="paragraph">
      <style:paragraph-properties fo:margin-left="64.000000000000000pt"/>
    </style:style>
    <style:style style:name="Bibliography_20custom4" style:display-name="Bibliography custom4" style:family="paragraph"/>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1" style:display-name="Bibliography custom1" style:family="paragraph"/>
    <style:style style:name="Bibliography_20proceedings" style:display-name="Bibliography proceedings" style:family="paragraph"/>
    <style:style style:name="Bibliography_20unpublished" style:display-name="Bibliography unpublished" style:family="paragraph"/>
    <style:style style:name="Footnote" style:display-name="Footnote" style:family="paragraph" style:next-style-name=""/>
    <style:style style:name="Contents_204" style:display-name="Contents 4" style:family="paragraph">
      <style:paragraph-properties fo:margin-left="24.000000000000000pt"/>
    </style:style>
    <style:style style:name="Bibliography_20article" style:display-name="Bibliography article" style:family="paragraph"/>
    <style:style style:name="Alphabetical_20List" style:display-name="Alphabetical List" style:family="paragraph" style:list-style-name="L5">
      <style:text-properties fo:font-size="12.000000000000000pt"/>
    </style:style>
    <style:style style:name="Bibliography_20www" style:display-name="Bibliography www" style:family="paragraph"/>
    <style:style style:name="Contents_208" style:display-name="Contents 8" style:family="paragraph">
      <style:paragraph-properties fo:margin-left="56.000000000000000pt"/>
    </style:style>
    <style:style style:name="Bibliography_20phdthesis" style:display-name="Bibliography phdthesis" style:family="paragraph"/>
    <style:style style:name="Bibliography_20custom2" style:display-name="Bibliography custom2" style:family="paragraph"/>
    <style:style style:name="Bibliography_20custom3" style:display-name="Bibliography custom3" style:family="paragraph"/>
    <style:style style:name="Contents_206" style:display-name="Contents 6" style:family="paragraph">
      <style:paragraph-properties fo:margin-left="40.000000000000000pt"/>
    </style:style>
    <style:style style:name="Bibliography_20email" style:display-name="Bibliography email" style:family="paragraph"/>
    <style:style style:name="Bibliography_20book" style:display-name="Bibliography book" style:family="paragraph"/>
    <style:style style:name="Head_202" style:default-outline-level="2" style:display-name="Head 2" style:family="paragraph" style:next-style-name="Standard">
      <style:text-properties fo:font-size="16.000000000000000pt" fo:font-weight="bold"/>
    </style:style>
    <style:style style:name="Bibliography_20misc" style:display-name="Bibliography misc" style:family="paragraph"/>
    <style:style style:name="Bibliography_20inproceedings" style:display-name="Bibliography inproceedings" style:family="paragraph"/>
    <style:style style:name="Bibliography_20manual" style:display-name="Bibliography manual" style:family="paragraph"/>
    <style:style style:name="Bibliography_20journal" style:display-name="Bibliography journal" style:family="paragraph"/>
    <style:style style:name="Contents_205" style:display-name="Contents 5" style:family="paragraph">
      <style:paragraph-properties fo:margin-left="32.000000000000000pt"/>
    </style:style>
    <style:style style:name="Bibliography_20conference" style:display-name="Bibliography conference" style:family="paragraph"/>
    <style:style style:name="Bibliography_20custom5" style:display-name="Bibliography custom5" style:family="paragraph"/>
    <style:style style:name="Bibliography_20incollection" style:display-name="Bibliography incollection" style:family="paragraph"/>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Bibliography_20booklet" style:display-name="Bibliography booklet" style:family="paragraph"/>
    <style:style style:name="Bibliography_20mastersthesis" style:display-name="Bibliography mastersthesis" style:family="paragraph"/>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Bibliography_20techreport" style:display-name="Bibliography techreport" style:family="paragraph"/>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Endnote" style:display-name="Endnote" style:family="paragraph" style:next-style-name=""/>
    <style:style style:name="Footnote_20Symbol" style:display-name="Footnote Symbol" style:family="text"/>
    <style:style style:name="Endnote_20Symbol" style:display-name="Endnote Symbol" style:family="text"/>
    <style:style style:name="Endnote_20anchor" style:display-name="Endnote anchor" style:family="text">
      <style:text-properties style:text-position="super"/>
    </style:style>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7</meta:editing-cycles>
    <dc:date>2026-02-24T09:08:41</dc:date>
    <meta:creation-date>2008-08-22T11:41:04</meta:creation-date>
    <dc:creator>Toꝛvald</dc:creator>
  </office:meta>
</office:document-meta>
</file>